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Heading_20_2">
      <style:paragraph-properties fo:line-height="150%"/>
      <style:text-properties style:font-name="Liberation Sans" fo:font-size="12pt"/>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5" style:family="paragraph" style:parent-style-name="Text_20_body">
      <style:paragraph-properties fo:margin-top="0cm" fo:margin-bottom="0cm" loext:contextual-spacing="false" fo:line-height="150%" fo:text-align="start" style:justify-single-word="false" fo:break-before="page"/>
    </style:style>
    <style:style style:name="P6"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7" style:family="paragraph" style:parent-style-name="Text_20_body">
      <style:paragraph-properties fo:margin-left="0.499cm" fo:margin-right="0cm" fo:margin-top="0cm" fo:margin-bottom="0cm" loext:contextual-spacing="false" fo:line-height="100%" fo:text-indent="0cm" style:auto-text-indent="false"/>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2187_1052241590"/><text:span text:style-name="T1">#493</text:span><text:bookmark-end text:name="__RefHeading___Toc2187_1052241590"/></text:h>
        <text:p text:style-name="P3"/>
        <text:p text:style-name="P4">Satanás irá estragar aquilo que não puder impedir. </text:p>
        <text:p text:style-name="P3"/>
        <text:h text:style-name="P1" text:outline-level="2"><text:bookmark-start text:name="__RefHeading___Toc2189_1052241590"/><text:a xlink:type="simple" xlink:href="http://bibliaonline.com.br/acf/1jo/1" text:style-name="Internet_20_link" text:visited-style-name="Visited_20_Internet_20_Link"><text:span text:style-name="T1">1 JOÃO 1</text:span></text:a><text:bookmark-end text:name="__RefHeading___Toc2189_1052241590"/></text:h>
        <text:p text:style-name="P3"/>
        <text:p text:style-name="P3"><text:span text:style-name="T1">Em 1 e 2 Samuel ouvimos acerca de Deus escolhendo um rei para Seu povo Israel, e vimos a mão de Deus trabalhando por detrás dos eventos. O Rei Davi é uma figura do bendito Homem que Deus tinha em mente... nosso Senhor Jesus. Mil anos se passaram entre 2 Samuel e 1 João, e agora estamos lendo acerca do Senhor Jesus, tendo vindo a este mundo. Ele deu a cada crente aquilo que Ele próprio é... "vida eterna". É a vida que estava com o Pai desde a eternidade passada, e que está no Filho de Deus. É nesta vida que os crentes desfrutam de comunhão com Deus Pai e com Deus Filho. Assim podemos aprender que cada crente no Senhor Jesus é um dos filhos na família de Deus. Nascemos nessa família quando cremos no Senhor Jesus. Temos vida eterna... Jesus é vida eterna. Ele não poderia pecar, nem pode um crente nessa nova vida que recebemos dEle. Leia o cap. </text:span><text:a xlink:type="simple" xlink:href="http://bibliaonline.com.br/acf/1jo/3/9" text:style-name="Internet_20_link" text:visited-style-name="Visited_20_Internet_20_Link"><text:span text:style-name="T1">3:9</text:span></text:a><text:span text:style-name="T1">. Creia nisto e você irá desfrutar disto... viva isto e você será um Cristão saudável espiritualmente.</text:span></text:p>
        <text:p text:style-name="P3"/>
        <text:p text:style-name="P3"><text:a xlink:type="simple" xlink:href="http://bibliaonline.com.br/acf/1jo/1/1-3" text:style-name="Internet_20_link" text:visited-style-name="Visited_20_Internet_20_Link"><text:span text:style-name="T1">1 Jo 1:1-3</text:span></text:a><text:span text:style-name="T1"> João escreveu sua epístola bem depois dos outros escritores. Os modernistas daqueles dias estavam dizendo que o Cristianismo era muito bom como um fundamento, mas que estava ficando velho, e novas ideias eram necessárias. Ouvimos o mesmo hoje. Assim João está mostrando que a PESSOA DE NOSSO SENHOR, a verdadeira manifestação da própria vida divina, lança por terra todos esses pensamentos.</text:span></text:p>
        <text:p text:style-name="P3"/>
        <text:p text:style-name="P3"><text:a xlink:type="simple" xlink:href="http://bibliaonline.com.br/acf/1jo/1/4" text:style-name="Internet_20_link" text:visited-style-name="Visited_20_Internet_20_Link"><text:span text:style-name="T1">1 Jo 1:4</text:span></text:a><text:span text:style-name="T1"> Poucos de nós crentes conhecem a plenitude de gozo. Todavia é para nós todos. O gozo completo é mencionado pelo menos quatro vezes nas Escrituras. (1) Gozo completo pela obediência - João </text:span><text:a xlink:type="simple" xlink:href="http://bibliaonline.com.br/acf/jo/15/9-11" text:style-name="Internet_20_link" text:visited-style-name="Visited_20_Internet_20_Link"><text:span text:style-name="T1">15:9-11</text:span></text:a><text:span text:style-name="T1">. (2) Gozo completo pela oração - João </text:span><text:a xlink:type="simple" xlink:href="http://bibliaonline.com.br/acf/jo/16/24" text:style-name="Internet_20_link" text:visited-style-name="Visited_20_Internet_20_Link"><text:span text:style-name="T1">16:24</text:span></text:a><text:span text:style-name="T1">. (3) Gozo completo pela comunhão - João </text:span><text:a xlink:type="simple" xlink:href="http://bibliaonline.com.br/acf/jo/17/13" text:style-name="Internet_20_link" text:visited-style-name="Visited_20_Internet_20_Link"><text:span text:style-name="T1">17:13</text:span></text:a><text:span text:style-name="T1"> e (4) nosso versículo. O Espírito Santo é a fonte dos pensamentos do crente em sua vida em Cristo, e Ele não pode dar pensamentos diferentes daqueles do Pai e do Filho. Deus nos tem dado a plena habilidade de desfrutar desta vida, mas precisamos entender que é só quando vivemos esta vida diariamente que somos felizes nEle.</text:span></text:p>
        <text:p text:style-name="P3"><text:soft-page-break/></text:p>
        <text:p text:style-name="P3"><text:a xlink:type="simple" xlink:href="http://bibliaonline.com.br/acf/1jo/1/6-7" text:style-name="Internet_20_link" text:visited-style-name="Visited_20_Internet_20_Link"><text:span text:style-name="T1">1 Jo 1:6-7</text:span></text:a><text:span text:style-name="T1"> Todo incrédulo anda em trevas, e todo crente anda na luz, pelo menos no que se refere à sua posição. Mas, com toda a certeza, um crente pode voltar suas costas para a luz, se for desobediente à Palavra de Deus. Todavia, a luz continuará brilhando sobre ele. Deus quer que todos os crentes sejam um em comunhão, mas nossa vida de obediência é o que produz esta comunhão.</text:span></text:p>
        <text:p text:style-name="P3"/>
        <text:p text:style-name="P3"><text:a xlink:type="simple" xlink:href="http://bibliaonline.com.br/acf/1jo/1/8" text:style-name="Internet_20_link" text:visited-style-name="Visited_20_Internet_20_Link"><text:span text:style-name="T1">1 Jo 1:8</text:span></text:a><text:span text:style-name="T1"> um crente está enganado se disser isto.</text:span></text:p>
        <text:p text:style-name="P3"/>
        <text:p text:style-name="P3"><text:a xlink:type="simple" xlink:href="http://bibliaonline.com.br/acf/1jo/1/9" text:style-name="Internet_20_link" text:visited-style-name="Visited_20_Internet_20_Link"><text:span text:style-name="T1">1 Jo 1:9</text:span></text:a><text:span text:style-name="T1"> O orgulho de nossa vontade é quebrado quando confessamos um pecado a Deus. (Poderíamos pedir perdão sem a consciência ter sido tocada; isto traria descuido e frieza à nossa vida).</text:span></text:p>
        <text:p text:style-name="P3"/>
        <text:p text:style-name="P3"><text:a xlink:type="simple" xlink:href="http://bibliaonline.com.br/acf/1jo/1/10" text:style-name="Internet_20_link" text:visited-style-name="Visited_20_Internet_20_Link"><text:span text:style-name="T1">1 Jo 1:10</text:span></text:a><text:span text:style-name="T1"> Um incrédulo pode dizer isto, mas um crente não.</text:span></text:p>
        <text:p text:style-name="P3"/>
        <text:h text:style-name="P2" text:outline-level="2"><text:bookmark-start text:name="__RefHeading___Toc2191_1052241590"/>#494<text:bookmark-end text:name="__RefHeading___Toc2191_1052241590"/></text:h>
        <text:p text:style-name="P3"/>
        <text:p text:style-name="P4">O diabo nunca seria capaz de realizar qualquer plano na Cristandade se não pudesse arranjar pessoas para se unirem às más que há nela.</text:p>
        <text:p text:style-name="P3"/>
        <text:h text:style-name="P1" text:outline-level="2"><text:bookmark-start text:name="__RefHeading___Toc2193_1052241590"/><text:a xlink:type="simple" xlink:href="http://bibliaonline.com.br/acf/1jo/2/1-14" text:style-name="Internet_20_link" text:visited-style-name="Visited_20_Internet_20_Link"><text:span text:style-name="T1">1 JOÃO 2, Vers. 1-14</text:span></text:a><text:bookmark-end text:name="__RefHeading___Toc2193_1052241590"/></text:h>
        <text:p text:style-name="P3"/>
        <text:p text:style-name="P4">Temos um Advogado (alguém que intercede por outro, como um advogado faz). O Senhor Jesus cuida de nosso caso diante do Pai. Nossa parte é confessar o pecado a nosso Pai. Por causa do Seu Filho Ele nos perdoa, pois Jesus morreu uma vez por aqueles pecados. Pecados não confessados em nós trazem infelicidade.</text:p>
        <text:p text:style-name="P3"/>
        <text:p text:style-name="P3"><text:a xlink:type="simple" xlink:href="http://bibliaonline.com.br/acf/1jo/2/1" text:style-name="Internet_20_link" text:visited-style-name="Visited_20_Internet_20_Link"><text:span text:style-name="T1">1 Jo 2:1</text:span></text:a><text:span text:style-name="T1"> As coisas anteriores foram escritas para que não pecássemos. Mas se pecarmos, Deus tem o remédio... Cristo, o Advogado.</text:span></text:p>
        <text:p text:style-name="P3"/>
        <text:p text:style-name="P3"><text:a xlink:type="simple" xlink:href="http://bibliaonline.com.br/acf/1jo/2/3-6" text:style-name="Internet_20_link" text:visited-style-name="Visited_20_Internet_20_Link"><text:span text:style-name="T1">1 Jo 2:3-6</text:span></text:a><text:span text:style-name="T1"> A nova natureza de um crente é uma natureza obediente.</text:span></text:p>
        <text:p text:style-name="P3"/>
        <text:p text:style-name="P3"><text:a xlink:type="simple" xlink:href="http://bibliaonline.com.br/acf/1jo/2/7-8" text:style-name="Internet_20_link" text:visited-style-name="Visited_20_Internet_20_Link"><text:span text:style-name="T1">1 Jo 2:7-8</text:span></text:a><text:span text:style-name="T1"> Isto prova que não está se referindo aos dez mandamentos, mas à Palavra de </text:span><text:soft-page-break/><text:span text:style-name="T1">Deus.</text:span></text:p>
        <text:p text:style-name="P3"/>
        <text:p text:style-name="P3"><text:a xlink:type="simple" xlink:href="http://bibliaonline.com.br/acf/1jo/2/9-11" text:style-name="Internet_20_link" text:visited-style-name="Visited_20_Internet_20_Link"><text:span text:style-name="T1">1 Jo 2:9-11</text:span></text:a><text:span text:style-name="T1"> Cegueira e escuridão são, ambas elas, características dos que não estão salvos.</text:span></text:p>
        <text:p text:style-name="P3"/>
        <text:p text:style-name="P3"><text:a xlink:type="simple" xlink:href="http://bibliaonline.com.br/acf/1jo/2/12" text:style-name="Internet_20_link" text:visited-style-name="Visited_20_Internet_20_Link"><text:span text:style-name="T1">1 Jo 2:12</text:span></text:a><text:span text:style-name="T1"> Isto mexe com você? (nestas Epístolas, "filhinhos" são os crentes de qualquer idade que talvez não tenham conhecido o Senhor por muito tempo).</text:span></text:p>
        <text:p text:style-name="P3"/>
        <text:p text:style-name="P3"><text:a xlink:type="simple" xlink:href="http://bibliaonline.com.br/acf/1jo/2/12-14" text:style-name="Internet_20_link" text:visited-style-name="Visited_20_Internet_20_Link"><text:span text:style-name="T1">1 Jo 2:12-14</text:span></text:a><text:span text:style-name="T1"> Três etapas do crescimento em um crente - filhinhos - jovens - e pais. Deus não quer que permanecemos como criancinhas.</text:span></text:p>
        <text:p text:style-name="P3"/>
        <text:h text:style-name="P2" text:outline-level="2"><text:bookmark-start text:name="__RefHeading___Toc2195_1052241590"/>#495<text:bookmark-end text:name="__RefHeading___Toc2195_1052241590"/></text:h>
        <text:p text:style-name="P3"/>
        <text:p text:style-name="P4">Quando Satanás consegue levar alguém a pecar (em uma assembléia), pode-se observar que ele também ataca a assembléia tentando dividi-la.</text:p>
        <text:p text:style-name="P3"/>
        <text:h text:style-name="P1" text:outline-level="2"><text:bookmark-start text:name="__RefHeading___Toc2197_1052241590"/><text:a xlink:type="simple" xlink:href="http://bibliaonline.com.br/acf/1jo/2/15-29" text:style-name="Internet_20_link" text:visited-style-name="Visited_20_Internet_20_Link"><text:span text:style-name="T1">1 JOÃO 2, Vers. 15-29</text:span></text:a><text:bookmark-end text:name="__RefHeading___Toc2197_1052241590"/></text:h>
        <text:p text:style-name="P3"/>
        <text:p text:style-name="P3"><text:a xlink:type="simple" xlink:href="http://bibliaonline.com.br/acf/1jo/2/15-17" text:style-name="Internet_20_link" text:visited-style-name="Visited_20_Internet_20_Link"><text:span text:style-name="T1">1 Jo 2:15-17</text:span></text:a><text:span text:style-name="T1"> "O mundo" refere-se ao espírito deste mundo, não o mundo físico. Nesta epístola João está escrevendo a nós, crentes, como pertencendo à família de Deus. Todo crente em Cristo faz parte dela. Estas palavras referem-se ao modo como nos comportamos.</text:span></text:p>
        <text:p text:style-name="P3"/>
        <text:p text:style-name="P3"><text:a xlink:type="simple" xlink:href="http://bibliaonline.com.br/acf/1jo/2/18-19" text:style-name="Internet_20_link" text:visited-style-name="Visited_20_Internet_20_Link"><text:span text:style-name="T1">1 Jo 2:18-19</text:span></text:a><text:span text:style-name="T1"> Escutamos cada vez mais acerca de pessoas que afirmam ser "o Cristo"... Fique o mais longe possível delas. Sabemos que estamos nos "últimos tempos".</text:span></text:p>
        <text:p text:style-name="P3"/>
        <text:p text:style-name="P3"><text:a xlink:type="simple" xlink:href="http://bibliaonline.com.br/acf/1jo/2/20" text:style-name="Internet_20_link" text:visited-style-name="Visited_20_Internet_20_Link"><text:span text:style-name="T1">1 Jo 2:20</text:span></text:a><text:span text:style-name="T1"> Todo crente que dá ouvidos à Palavra de Deus e se sujeita a ela escuta exatamente o mesmo que os outros que também se sujeitam. Isto é o que traz a unidade entre o povo do Senhor.</text:span></text:p>
        <text:p text:style-name="P3"/>
        <text:p text:style-name="P3"><text:a xlink:type="simple" xlink:href="http://bibliaonline.com.br/acf/1jo/2/22-23" text:style-name="Internet_20_link" text:visited-style-name="Visited_20_Internet_20_Link"><text:span text:style-name="T1">1 Jo 2:22-23</text:span></text:a><text:span text:style-name="T1"> Duas imagens reconfortantes do Senhor Jesus... como o Cristo e como o Filho de Deus. Quando as pessoas negam isso, elas mentem. É muito importante crer nisto.</text:span></text:p>
        <text:p text:style-name="P3"><text:soft-page-break/></text:p>
        <text:p text:style-name="P3"><text:a xlink:type="simple" xlink:href="http://bibliaonline.com.br/acf/1jo/2/28" text:style-name="Internet_20_link" text:visited-style-name="Visited_20_Internet_20_Link"><text:span text:style-name="T1">1 Jo 2:28</text:span></text:a><text:span text:style-name="T1"> Enquanto você lê esta Epístola, pode ver que quase tudo que é mencionado está baseado no que o Senhor Jesus disse em Sua última noite na Terra; Evangelho de João, </text:span><text:a xlink:type="simple" xlink:href="http://bibliaonline.com.br/acf/jo/13" text:style-name="Internet_20_link" text:visited-style-name="Visited_20_Internet_20_Link"><text:span text:style-name="T1">capítulos 13</text:span></text:a><text:span text:style-name="T1">, 14, 15 e 16. Leia este versículo e depois leia João </text:span><text:a xlink:type="simple" xlink:href="http://bibliaonline.com.br/acf/jo/14/3" text:style-name="Internet_20_link" text:visited-style-name="Visited_20_Internet_20_Link"><text:span text:style-name="T1">14:3</text:span></text:a><text:span text:style-name="T1">. Esta promessa lança fora toda ansiedade e perturbação em nossa vida.</text:span></text:p>
        <text:p text:style-name="P3"/>
        <text:h text:style-name="P2" text:outline-level="2"><text:bookmark-start text:name="__RefHeading___Toc2199_1052241590"/>#496<text:bookmark-end text:name="__RefHeading___Toc2199_1052241590"/></text:h>
        <text:p text:style-name="P3"/>
        <text:p text:style-name="P4">Tudo aquilo que Cristo deseja... Satanás sai a destruir.</text:p>
        <text:p text:style-name="P3"/>
        <text:h text:style-name="P1" text:outline-level="2"><text:bookmark-start text:name="__RefHeading___Toc2201_1052241590"/><text:a xlink:type="simple" xlink:href="http://bibliaonline.com.br/acf/1jo/3" text:style-name="Internet_20_link" text:visited-style-name="Visited_20_Internet_20_Link"><text:span text:style-name="T1">1 JOÃO 3</text:span></text:a><text:bookmark-end text:name="__RefHeading___Toc2201_1052241590"/></text:h>
        <text:p text:style-name="P3"/>
        <text:p text:style-name="P3"><text:a xlink:type="simple" xlink:href="http://bibliaonline.com.br/acf/1jo/3/1-2" text:style-name="Internet_20_link" text:visited-style-name="Visited_20_Internet_20_Link"><text:span text:style-name="T1">1 Jo 3:1-2</text:span></text:a><text:span text:style-name="T1"> Somos AGORA filhos de Deus. A próxima coisa a aprender é que viveremos como o Senhor Jesus quando Ele vier em glória. Toda a beleza, toda a excelência de Seu caráter serão reproduzidos em cada um de nós. Mas leia 2 Co </text:span><text:a xlink:type="simple" xlink:href="http://bibliaonline.com.br/acf/2co/3/18" text:style-name="Internet_20_link" text:visited-style-name="Visited_20_Internet_20_Link"><text:span text:style-name="T1">3:18</text:span></text:a><text:span text:style-name="T1"> e aprenda que quanto mais nos parecermos com Ele ainda agora, mais como Ele nos tornamos!</text:span></text:p>
        <text:p text:style-name="P3"/>
        <text:p text:style-name="P3"><text:a xlink:type="simple" xlink:href="http://bibliaonline.com.br/acf/1jo/3/5,6,9,10" text:style-name="Internet_20_link" text:visited-style-name="Visited_20_Internet_20_Link"><text:span text:style-name="T1">1 Jo 3:5, 6, 9, 10</text:span></text:a><text:span text:style-name="T1"> A terceira grande coisa a ser aprendida... O crente que verdadeiramente é do Senhor, não segue na prática do pecado, (não segue fazendo coisas que sabe serem contrárias à vontade de Deus). Ele tem duas naturezas, que se odeiam mutuamente. Sua nova natureza não pode pecar. Ele pode dizer, "a nova natureza em mim". (Então não alimentará a velha natureza, pois sabe que Deus a vê como morta - Rom </text:span><text:a xlink:type="simple" xlink:href="http://bibliaonline.com.br/acf/rm/6/6" text:style-name="Internet_20_link" text:visited-style-name="Visited_20_Internet_20_Link"><text:span text:style-name="T1">6:6</text:span></text:a><text:span text:style-name="T1">).</text:span></text:p>
        <text:p text:style-name="P3"/>
        <text:p text:style-name="P3"><text:a xlink:type="simple" xlink:href="http://bibliaonline.com.br/acf/1jo/3/14,15,17" text:style-name="Internet_20_link" text:visited-style-name="Visited_20_Internet_20_Link"><text:span text:style-name="T1">1 Jo 3:14, 15, 17</text:span></text:a><text:span text:style-name="T1"> Passamos da morte para a vida! Muitos crentes verdadeiros não sabem disso. Outra coisa... amamos os outros crentes. Se o amor tomou o lugar do ódio e do egoísmo em meu coração, então sei que passei da morte para a vida. Leia Jo </text:span><text:a xlink:type="simple" xlink:href="http://bibliaonline.com.br/acf/jo/13/34-35" text:style-name="Internet_20_link" text:visited-style-name="Visited_20_Internet_20_Link"><text:span text:style-name="T1">13:34-35</text:span></text:a><text:span text:style-name="T1">. O teste de amor é este... se tenho condições para ajudar outros, eu ajudo.</text:span></text:p>
        <text:p text:style-name="P3"/>
        <text:p text:style-name="P3"><text:a xlink:type="simple" xlink:href="http://bibliaonline.com.br/acf/1jo/3/19-21" text:style-name="Internet_20_link" text:visited-style-name="Visited_20_Internet_20_Link"><text:span text:style-name="T1">1 Jo 3:19-21</text:span></text:a><text:span text:style-name="T1"> O crente tem confiança em Deus. Aquele que não tem uma má consciência na presença de Deus, pode olhar para cima e falar com Deus em oração com alegria, como fala a um Amigo com quem está de bem. Mas se há pecados em nossa consciência, então não podemos pedir com confiança. Devemos confessá-los para </text:span><text:soft-page-break/><text:span text:style-name="T1">sermos perdoados.</text:span></text:p>
        <text:p text:style-name="P3"/>
        <text:p text:style-name="P3"><text:a xlink:type="simple" xlink:href="http://bibliaonline.com.br/acf/1jo/3/22" text:style-name="Internet_20_link" text:visited-style-name="Visited_20_Internet_20_Link"><text:span text:style-name="T1">1 Jo 3:22</text:span></text:a><text:span text:style-name="T1"> O crente tem poder para receber de Deus, pela oração, o que pedir. Mas precisamos ler o versículo todo! Se é para Deus nos ouvir, devemos antes ouvi-Lo! Repare as duas coisas diferentes. Há muitas coisas, que Deus não tratou explicitamente em Seu livro, que Ele gostaria que fizéssemos. Um pai gosta quando seus filhos fazem coisas que sabem que irão agradá-lo.</text:span></text:p>
        <text:p text:style-name="P3"/>
        <text:p text:style-name="P3"><text:a xlink:type="simple" xlink:href="http://bibliaonline.com.br/acf/1jo/3/24" text:style-name="Internet_20_link" text:visited-style-name="Visited_20_Internet_20_Link"><text:span text:style-name="T1">1 Jo 3:24</text:span></text:a><text:span text:style-name="T1"> Temos o Espírito Santo em nós. Efésios </text:span><text:a xlink:type="simple" xlink:href="http://bibliaonline.com.br/acf/ef/1/13" text:style-name="Internet_20_link" text:visited-style-name="Visited_20_Internet_20_Link"><text:span text:style-name="T1">1:13</text:span></text:a><text:span text:style-name="T1">; quão ricos somos!</text:span></text:p>
        <text:p text:style-name="P3"/>
        <text:h text:style-name="P2" text:outline-level="2"><text:bookmark-start text:name="__RefHeading___Toc2203_1052241590"/>#497<text:bookmark-end text:name="__RefHeading___Toc2203_1052241590"/></text:h>
        <text:p text:style-name="P3"/>
        <text:p text:style-name="P4">Deus nunca permite que Satanás vá além de atacar nossa carne; Deus permite que Satanás atribule nossa mente, e faça a carne sofrer exteriormente, a fim de que o homem interior possa ser guardado do mal. 2 Pd 4:1. Isto é sempre verdadeiro se a mão do Senhor estiver sobre uma pessoa até que ela reconheça o mal diante de Deus; e então vem o perdão da iniquidade.</text:p>
        <text:p text:style-name="P3"/>
        <text:h text:style-name="P1" text:outline-level="2"><text:bookmark-start text:name="__RefHeading___Toc2205_1052241590"/><text:a xlink:type="simple" xlink:href="http://bibliaonline.com.br/acf/1jo/4/1-10" text:style-name="Internet_20_link" text:visited-style-name="Visited_20_Internet_20_Link"><text:span text:style-name="T1">1 JOÃO 4, Vers. 1-10</text:span></text:a><text:bookmark-end text:name="__RefHeading___Toc2205_1052241590"/></text:h>
        <text:p text:style-name="P3"/>
        <text:p text:style-name="P3"><text:a xlink:type="simple" xlink:href="http://bibliaonline.com.br/acf/1jo/4/1-6" text:style-name="Internet_20_link" text:visited-style-name="Visited_20_Internet_20_Link"><text:span text:style-name="T1">1 Jo 4:1-6</text:span></text:a><text:span text:style-name="T1"> Hoje em dia estamos ouvindo muito sobre o "mundo espírita". As pessoas correm atrás de palestrantes que dizem ter poderes sobrenaturais. Uma pessoa controlada por espíritos pode estar sendo controlada por Satanás. Nunca se esqueça de que há espírito mentirosos, assim como há pessoas mentirosas. Estes versículos nos dizem para provarmos os espíritos. Os falsos profetas são controlados por falsos espíritos. Eles são reais, e provém do próprio Satanás. Como devemos testá-los? Deste modo... eles confessam que Jesus é Divino? Deus nos disse que os demônios podem controlar pessoas. O crente é guardado desse poder de sermos controlados, mas podemos ser enganados se não aplicarmos este teste. É por isso que somos avisados tantas vezes neste Livro.</text:span></text:p>
        <text:p text:style-name="P3"/>
        <text:p text:style-name="P3"><text:a xlink:type="simple" xlink:href="http://bibliaonline.com.br/acf/1jo/4/7-10" text:style-name="Internet_20_link" text:visited-style-name="Visited_20_Internet_20_Link"><text:span text:style-name="T1">1 Jo 4:7-10</text:span></text:a><text:span text:style-name="T1"> Este grave aviso é seguido pela certeza do amor de Deus. Veremos sete grandes verdades sobre o amor.</text:span></text:p>
        <text:p text:style-name="P3"><text:soft-page-break/></text:p>
        <text:p text:style-name="P3"><text:a xlink:type="simple" xlink:href="http://bibliaonline.com.br/acf/1jo/4/7" text:style-name="Internet_20_link" text:visited-style-name="Visited_20_Internet_20_Link"><text:span text:style-name="T1">1 Jo 4:7</text:span></text:a><text:span text:style-name="T1"> A primeira... o amor vem de Deus. Cada partícula de amor verdadeiro que existe no mundo veio de Deus. O amor verdadeiro se agrada em ajudar os outros. As pessoas falam muito de amor hoje em dia, mas a maior parte disso é egocentrismo. Todo aquele que ama é nascido de Deus. Não confunda afeição natural com o amor de Deus.</text:span></text:p>
        <text:p text:style-name="P3"/>
        <text:p text:style-name="P3"><text:a xlink:type="simple" xlink:href="http://bibliaonline.com.br/acf/1jo/4/8" text:style-name="Internet_20_link" text:visited-style-name="Visited_20_Internet_20_Link"><text:span text:style-name="T1">1 Jo 4:8</text:span></text:a><text:span text:style-name="T1"> O amor é o que Deus é. Veja também </text:span><text:a xlink:type="simple" xlink:href="http://bibliaonline.com.br/acf/1jo/1/5" text:style-name="Internet_20_link" text:visited-style-name="Visited_20_Internet_20_Link"><text:span text:style-name="T1">1:5</text:span></text:a><text:span text:style-name="T1">. Luz e amor estão combinados em Deus. Toda a Bíblia repousa sobre estes dois grandes pilares.</text:span></text:p>
        <text:p text:style-name="P3"/>
        <text:p text:style-name="P3"><text:a xlink:type="simple" xlink:href="http://bibliaonline.com.br/acf/1jo/4/9-10" text:style-name="Internet_20_link" text:visited-style-name="Visited_20_Internet_20_Link"><text:span text:style-name="T1">1 Jo 4:9-10</text:span></text:a><text:span text:style-name="T1"> Jesus Cristo é a suprema manifestação do amor de Deus. Mas isso é só um lado - o outro é que Ele enviou Seu Filho para ser a propiciação para nossos pecados. "Propiciação" significa isto: Deus foi ultrajado e insultado pelo pecado do homem. Mas o Senhor Jesus veio ao mundo e cumpriu uma tal obra ao Se sacrificar por nossos pecados, que Deus ficou completamente satisfeito e pode agora demonstrar misericórdia para conosco, que pecamos de modo tão horrível.</text:span></text:p>
        <text:p text:style-name="P3"/>
        <text:h text:style-name="P2" text:outline-level="2"><text:bookmark-start text:name="__RefHeading___Toc2207_1052241590"/>#498<text:bookmark-end text:name="__RefHeading___Toc2207_1052241590"/></text:h>
        <text:p text:style-name="P3"/>
        <text:p text:style-name="P4">Imediatamente após os crentes serem levados para a glória, os homens e mulheres se tornarão muito religiosos, mas extremamente ímpios.</text:p>
        <text:p text:style-name="P3"/>
        <text:h text:style-name="P1" text:outline-level="2"><text:bookmark-start text:name="__RefHeading___Toc2209_1052241590"/><text:a xlink:type="simple" xlink:href="http://bibliaonline.com.br/acf/1jo/4/11-21" text:style-name="Internet_20_link" text:visited-style-name="Visited_20_Internet_20_Link"><text:span text:style-name="T1">1 JOÃO 4, Vers. 11-21</text:span></text:a><text:bookmark-end text:name="__RefHeading___Toc2209_1052241590"/></text:h>
        <text:p text:style-name="P3"/>
        <text:p text:style-name="P3"><text:a xlink:type="simple" xlink:href="http://bibliaonline.com.br/acf/1jo/4/11" text:style-name="Internet_20_link" text:visited-style-name="Visited_20_Internet_20_Link"><text:span text:style-name="T1">1 Jo 4:11</text:span></text:a><text:span text:style-name="T1"> Isto parece simples, mas será que é assim conosco?</text:span></text:p>
        <text:p text:style-name="P3"/>
        <text:p text:style-name="P3"><text:a xlink:type="simple" xlink:href="http://bibliaonline.com.br/acf/1jo/4/12-26" text:style-name="Internet_20_link" text:visited-style-name="Visited_20_Internet_20_Link"><text:span text:style-name="T1">1 Jo 4:12-26</text:span></text:a><text:span text:style-name="T1"> Que pensamento poderoso este, de que estamos em Deus e Ele está em nós.</text:span></text:p>
        <text:p text:style-name="P3"/>
        <text:p text:style-name="P3"><text:a xlink:type="simple" xlink:href="http://bibliaonline.com.br/acf/1jo/4/17" text:style-name="Internet_20_link" text:visited-style-name="Visited_20_Internet_20_Link"><text:span text:style-name="T1">1 Jo 4:17</text:span></text:a><text:span text:style-name="T1"> Quando estivermos diante do Senhor no Tribunal de Cristo, nos sentiremos perfeitamente à vontade, pois seremos como Ele é! Já somos como Ele agora! Mas vivenciamos isto em nossa vida?</text:span></text:p>
        <text:p text:style-name="P3"/>
        <text:p text:style-name="P3"><text:a xlink:type="simple" xlink:href="http://bibliaonline.com.br/acf/1jo/4/18" text:style-name="Internet_20_link" text:visited-style-name="Visited_20_Internet_20_Link"><text:span text:style-name="T1">1 Jo 4:18</text:span></text:a><text:span text:style-name="T1"> Aprender mais do Seu amor é ser liberto de todo o medo.</text:span></text:p>
        <text:p text:style-name="P3"><text:soft-page-break/></text:p>
        <text:p text:style-name="P3"><text:a xlink:type="simple" xlink:href="http://bibliaonline.com.br/acf/1jo/4/19" text:style-name="Internet_20_link" text:visited-style-name="Visited_20_Internet_20_Link"><text:span text:style-name="T1">1 Jo 4:19</text:span></text:a><text:span text:style-name="T1"> O amor não começa com nós amando a Deus, mas com Ele nos amando.</text:span></text:p>
        <text:p text:style-name="P3"/>
        <text:h text:style-name="P2" text:outline-level="2"><text:bookmark-start text:name="__RefHeading___Toc2211_1052241590"/>#499<text:bookmark-end text:name="__RefHeading___Toc2211_1052241590"/></text:h>
        <text:p text:style-name="P3"/>
        <text:p text:style-name="P4">Qualquer coisa que enfraqueça a atração a Cristo destrói todo poder. Satanás não pode encontrar uma brecha em um coração que está cheio de Cristo.</text:p>
        <text:p text:style-name="P3"/>
        <text:h text:style-name="P1" text:outline-level="2"><text:bookmark-start text:name="__RefHeading___Toc2213_1052241590"/><text:a xlink:type="simple" xlink:href="http://bibliaonline.com.br/acf/1jo/5" text:style-name="Internet_20_link" text:visited-style-name="Visited_20_Internet_20_Link"><text:span text:style-name="T1">1 JOÃO 5</text:span></text:a><text:bookmark-end text:name="__RefHeading___Toc2213_1052241590"/></text:h>
        <text:p text:style-name="P3"/>
        <text:p text:style-name="P3"><text:a xlink:type="simple" xlink:href="http://bibliaonline.com.br/acf/1jo/5/1" text:style-name="Internet_20_link" text:visited-style-name="Visited_20_Internet_20_Link"><text:span text:style-name="T1">1 Jo 5:1</text:span></text:a><text:span text:style-name="T1"> Todo verdadeiro crente no Senhor Jesus Cristo é um filho de Deus, O qual é onisciente, eterno, santo, poderoso. Com um Pai como este, que grande é nossa responsabilidade!</text:span></text:p>
        <text:p text:style-name="P3"/>
        <text:p text:style-name="P3"><text:a xlink:type="simple" xlink:href="http://bibliaonline.com.br/acf/1jo/5/4-5" text:style-name="Internet_20_link" text:visited-style-name="Visited_20_Internet_20_Link"><text:span text:style-name="T1">1 Jo 5:4-5</text:span></text:a><text:span text:style-name="T1"> Todo crente verdadeiro conquistou a vitória sobre o mundo! O mundo é inimigo de Deus. Faz tudo o que pode para nos arrastar para a derrota. A fé diária em Cristo é o que nos capacita a obter esta vitória sobre o mundo.</text:span></text:p>
        <text:p text:style-name="P3"/>
        <text:p text:style-name="P3"><text:a xlink:type="simple" xlink:href="http://bibliaonline.com.br/acf/1jo/5/6-10" text:style-name="Internet_20_link" text:visited-style-name="Visited_20_Internet_20_Link"><text:span text:style-name="T1">1 Jo 5:6-10</text:span></text:a><text:span text:style-name="T1"> Todo crente verdadeiro tem o Espírito Santo em si. O Espírito é verdade, e Ele é uma testemunha da verdade para nós. Palavras fortes estas!</text:span></text:p>
        <text:p text:style-name="P3"/>
        <text:p text:style-name="P3"><text:a xlink:type="simple" xlink:href="http://bibliaonline.com.br/acf/1jo/5/11-13" text:style-name="Internet_20_link" text:visited-style-name="Visited_20_Internet_20_Link"><text:span text:style-name="T1">1 Jo 5:11-13</text:span></text:a><text:span text:style-name="T1"> Todo crente verdadeiro tem a vida eterna (</text:span><text:a xlink:type="simple" xlink:href="http://bibliaonline.com.br/acf/1jo/5/13" text:style-name="Internet_20_link" text:visited-style-name="Visited_20_Internet_20_Link"><text:span text:style-name="T1">13o. versículo</text:span></text:a><text:span text:style-name="T1">).</text:span></text:p>
        <text:p text:style-name="P3"/>
        <text:p text:style-name="P3"><text:a xlink:type="simple" xlink:href="http://bibliaonline.com.br/acf/1jo/5/14-15" text:style-name="Internet_20_link" text:visited-style-name="Visited_20_Internet_20_Link"><text:span text:style-name="T1">1 Jo 5:14-15</text:span></text:a><text:span text:style-name="T1"> Todo crente verdadeiro tem confiança em Deus, de modo que tudo o que pedimos a Deus, se for de acordo com Sua vontade, Ele ouve. Sabemos se é conforme a Sua vontade quando prestamos atenção à Sua Palavra e a obedecemos.</text:span></text:p>
        <text:p text:style-name="P3"/>
        <text:p text:style-name="P3"><text:a xlink:type="simple" xlink:href="http://bibliaonline.com.br/acf/1jo/5/16-17" text:style-name="Internet_20_link" text:visited-style-name="Visited_20_Internet_20_Link"><text:span text:style-name="T1">1 Jo 5:16-17</text:span></text:a><text:span text:style-name="T1"> Todo crente verdadeiro tem poder em oração, para si mesmo, e para outros. A última parte do versículo poderia se referir a um crente que segue em uma vida de desobediência... pode acabar com o Senhor levando essa pessoa. Evidentemente tais pessoas estão salvas - </text:span><text:a xlink:type="simple" xlink:href="http://bibliaonline.com.br/acf/1co/11/30" text:style-name="Internet_20_link" text:visited-style-name="Visited_20_Internet_20_Link"><text:span text:style-name="T1">1 Co 11:30</text:span></text:a><text:span text:style-name="T1">.</text:span></text:p>
        <text:p text:style-name="P3"/>
        <text:p text:style-name="P3"><text:a xlink:type="simple" xlink:href="http://bibliaonline.com.br/acf/1jo/5/18" text:style-name="Internet_20_link" text:visited-style-name="Visited_20_Internet_20_Link"><text:span text:style-name="T1">1 Jo 5:18</text:span></text:a><text:span text:style-name="T1"> Todo crente verdadeiro desfruta de perfeita segurança.</text:span></text:p>
        <text:p text:style-name="P3"><text:soft-page-break/></text:p>
        <text:p text:style-name="P3"><text:a xlink:type="simple" xlink:href="http://bibliaonline.com.br/acf/1jo/5/20" text:style-name="Internet_20_link" text:visited-style-name="Visited_20_Internet_20_Link"><text:span text:style-name="T1">1 Jo 5:20</text:span></text:a><text:span text:style-name="T1"> Todo crente verdadeiro recebeu conhecimento dado por Deus. Ele conhece a Deus! Grandes cientistas podem ser capazes de levar o homem à lua, mas não podem incutir o conhecimento de Deus em um homem!</text:span></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7:39:19.380319241</dc:date>
    <meta:creation-date>2018-06-11T22:51:04.642681485</meta:creation-date>
    <meta:generator>LibreOffice/6.0.7.3$Linux_X86_64 LibreOffice_project/00m0$Build-3</meta:generator>
    <meta:editing-duration>PT16S</meta:editing-duration>
    <meta:editing-cycles>1</meta:editing-cycles>
    <meta:document-statistic meta:table-count="0" meta:image-count="0" meta:object-count="0" meta:page-count="8" meta:paragraph-count="64" meta:word-count="2073" meta:character-count="11419" meta:non-whitespace-character-count="9409"/>
  </office:meta>
</office:document-meta>
</file>